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Times New Roman1" svg:font-family="'Times New Roman'"/>
    <style:font-face style:name="Verdana" svg:font-family="Verdana, Helvetica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06a6b9" style:font-size-asian="12pt" style:font-size-complex="12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849bc" officeooo:paragraph-rsid="000849bc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52ee6" officeooo:paragraph-rsid="0006a6b9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f727f" officeooo:paragraph-rsid="000f727f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0849bc" officeooo:paragraph-rsid="000849bc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08c8d3" officeooo:paragraph-rsid="0008c8d3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08c8d3" officeooo:paragraph-rsid="000d802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0f727f" officeooo:paragraph-rsid="000f727f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0ff1f6" officeooo:paragraph-rsid="00105030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849bc" officeooo:paragraph-rsid="000849bc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c7cea" officeooo:paragraph-rsid="000c7cea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c7cea" officeooo:paragraph-rsid="000f7f77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0f727f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11e91f"/>
    </style:style>
    <style:style style:name="P15" style:family="paragraph" style:parent-style-name="Standard">
      <style:text-properties style:font-name="Times New Roman" officeooo:rsid="00052ee6" officeooo:paragraph-rsid="00052ee6"/>
    </style:style>
    <style:style style:name="P16" style:family="paragraph" style:parent-style-name="Standard">
      <style:text-properties style:font-name="Times New Roman" fo:font-weight="bold" officeooo:rsid="00052ee6" officeooo:paragraph-rsid="00052ee6" style:font-weight-asian="bold" style:font-weight-complex="bold"/>
    </style:style>
    <style:style style:name="P17" style:family="paragraph" style:parent-style-name="Standard">
      <style:text-properties style:font-name="Times New Roman" fo:font-size="12pt" fo:font-weight="bold" officeooo:rsid="00052ee6" officeooo:paragraph-rsid="0015276e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5276e" style:font-size-asian="12pt" style:font-weight-asian="bold" style:font-name-complex="Times New Roman2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paragraph-rsid="0015276e"/>
    </style:style>
    <style:style style:name="P20" style:family="paragraph" style:parent-style-name="Standard">
      <style:paragraph-properties fo:text-align="end" style:justify-single-word="false"/>
      <style:text-properties officeooo:paragraph-rsid="0015276e"/>
    </style:style>
    <style:style style:name="P21" style:family="paragraph" style:parent-style-name="Standard">
      <style:paragraph-properties fo:hyphenation-ladder-count="no-limit">
        <style:tab-stops>
          <style:tab-stop style:position="4.752cm"/>
          <style:tab-stop style:position="16.002cm" style:type="right" style:leader-style="dotted" style:leader-text="."/>
        </style:tab-stops>
      </style:paragraph-properties>
      <style:text-properties officeooo:paragraph-rsid="0015276e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15276e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353cm" loext:contextual-spacing="false" fo:line-height="150%" fo:text-align="justify" style:justify-single-word="false"/>
      <style:text-properties style:font-name="Times New Roman" fo:font-size="12pt" officeooo:paragraph-rsid="0006a6b9" style:font-size-asian="12pt" style:font-size-complex="12pt"/>
    </style:style>
    <style:style style:name="P24" style:family="paragraph" style:parent-style-name="Heading_20_1">
      <style:paragraph-properties fo:line-height="150%" fo:text-align="justify" style:justify-single-word="false"/>
      <style:text-properties officeooo:paragraph-rsid="0012e653"/>
    </style:style>
    <style:style style:name="P25" style:family="paragraph" style:parent-style-name="Heading_20_1">
      <style:paragraph-properties fo:line-height="150%" fo:text-align="justify" style:justify-single-word="false"/>
      <style:text-properties officeooo:paragraph-rsid="0013a551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officeooo:paragraph-rsid="0015276e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276e" officeooo:paragraph-rsid="0015276e" style:font-size-asian="12pt" style:font-weight-asian="bold" style:font-name-complex="Times New Roman2" style:font-size-complex="12pt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12pt" fo:font-weight="bold" officeooo:rsid="0015276e" officeooo:paragraph-rsid="0015276e" style:font-size-asian="12pt" style:font-weight-asian="bold" style:font-name-complex="Times New Roman2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5276e" style:font-size-asian="12pt" style:font-weight-asian="bold" style:font-name-complex="Times New Roman2" style:font-size-complex="12pt"/>
    </style:style>
    <style:style style:name="P30" style:family="paragraph" style:parent-style-name="Standard">
      <style:paragraph-properties fo:hyphenation-ladder-count="no-limit">
        <style:tab-stops>
          <style:tab-stop style:position="4.752cm"/>
          <style:tab-stop style:position="16.002cm" style:type="right" style:leader-style="dotted" style:leader-text="."/>
        </style:tab-stops>
      </style:paragraph-properties>
      <style:text-properties style:font-name="Times New Roman" fo:font-size="12pt" officeooo:paragraph-rsid="0015276e" style:font-size-asian="12pt" style:language-asian="ar" style:country-asian="SA" style:font-size-complex="12pt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>
        <style:tab-stops>
          <style:tab-stop style:position="1.251cm"/>
          <style:tab-stop style:position="16.002cm" style:type="right" style:leader-style="dotted" style:leader-text="."/>
        </style:tab-stops>
      </style:paragraph-properties>
      <style:text-properties style:font-name="Times New Roman" fo:font-size="12pt" officeooo:paragraph-rsid="0015276e" style:font-size-asian="12pt" style:language-asian="ar" style:country-asian="SA" style:font-size-complex="12pt" fo:hyphenate="fals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15276e" style:font-size-asian="10pt" style:font-weight-asian="bold" style:font-name-complex="Times New Roman2" style:font-size-complex="10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0f727f" officeooo:paragraph-rsid="000f7f7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105030" officeooo:paragraph-rsid="00105030" style:font-size-asian="12pt" style:font-weight-asian="normal" style:font-size-complex="12pt" style:font-weight-complex="normal"/>
    </style:style>
    <style:style style:name="P35" style:family="paragraph" style:parent-style-name="Heading_20_1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f727f" officeooo:paragraph-rsid="0012e653" style:font-size-asian="12pt" style:font-weight-asian="normal" style:font-size-complex="12pt" style:font-weight-complex="normal"/>
    </style:style>
    <style:style style:name="P36" style:family="paragraph" style:parent-style-name="Heading_20_1">
      <style:paragraph-properties fo:line-height="150%" fo:text-align="justify" style:justify-single-word="false"/>
      <style:text-properties style:font-name="Times New Roman" fo:font-weight="bold" officeooo:rsid="00052ee6" officeooo:paragraph-rsid="0013a551" style:font-weight-asian="bold" style:font-weight-complex="bold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179119"/>
    </style:style>
    <style:style style:name="T2" style:family="text">
      <style:text-properties officeooo:rsid="00190403"/>
    </style:style>
    <style:style style:name="T3" style:family="text">
      <style:text-properties officeooo:rsid="0010caae"/>
    </style:style>
    <style:style style:name="T4" style:family="text">
      <style:text-properties officeooo:rsid="0015b0b6"/>
    </style:style>
    <style:style style:name="T5" style:family="text">
      <style:text-properties style:use-window-font-color="true" fo:font-weight="normal" fo:background-color="transparent" loext:char-shading-value="0" style:font-name-asian="Calibri" style:font-name-complex="Calibri"/>
    </style:style>
    <style:style style:name="T6" style:family="text">
      <style:text-properties style:use-window-font-color="true" fo:font-weight="normal" officeooo:rsid="0013c605" fo:background-color="transparent" loext:char-shading-value="0" style:font-name-asian="Calibri" style:font-name-complex="Calibri"/>
    </style:style>
    <style:style style:name="T7" style:family="text">
      <style:text-properties style:use-window-font-color="true" fo:font-weight="normal" officeooo:rsid="00176308" fo:background-color="transparent" loext:char-shading-value="0" style:font-name-asian="Calibri" style:font-name-complex="Calibri"/>
    </style:style>
    <style:style style:name="T8" style:family="text">
      <style:text-properties style:use-window-font-color="true" fo:font-weight="normal" officeooo:rsid="0010caae" fo:background-color="transparent" loext:char-shading-value="0" style:font-name-asian="Calibri" style:font-name-complex="Calibri"/>
    </style:style>
    <style:style style:name="T9" style:family="text">
      <style:text-properties style:use-window-font-color="true" fo:font-weight="normal" officeooo:rsid="00128bf6" fo:background-color="transparent" loext:char-shading-value="0" style:font-name-asian="Calibri" style:font-name-complex="Calibri"/>
    </style:style>
    <style:style style:name="T10" style:family="text">
      <style:text-properties officeooo:rsid="00128bf6"/>
    </style:style>
    <style:style style:name="T11" style:family="text">
      <style:text-properties officeooo:rsid="00143c2b"/>
    </style:style>
    <style:style style:name="T12" style:family="text">
      <style:text-properties officeooo:rsid="0006a6b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18f6" style:font-weight-asian="normal" style:font-weight-complex="normal"/>
    </style:style>
    <style:style style:name="T15" style:family="text">
      <style:text-properties fo:font-weight="normal" officeooo:rsid="000c7cea" style:font-weight-asian="normal" style:font-weight-complex="normal"/>
    </style:style>
    <style:style style:name="T16" style:family="text">
      <style:text-properties fo:font-weight="normal" officeooo:rsid="00105030" style:font-weight-asian="normal" style:font-weight-complex="normal"/>
    </style:style>
    <style:style style:name="T17" style:family="text">
      <style:text-properties fo:font-weight="normal" officeooo:rsid="00115040" style:font-weight-asian="normal" style:font-weight-complex="normal"/>
    </style:style>
    <style:style style:name="T18" style:family="text">
      <style:text-properties fo:font-weight="normal" officeooo:rsid="0011e91f" style:font-weight-asian="normal" style:font-weight-complex="normal"/>
    </style:style>
    <style:style style:name="T19" style:family="text">
      <style:text-properties fo:font-weight="normal" officeooo:rsid="0013a551" style:font-weight-asian="normal" style:font-weight-complex="normal"/>
    </style:style>
    <style:style style:name="T20" style:family="text">
      <style:text-properties fo:font-weight="normal" officeooo:rsid="0015276e" style:font-weight-asian="normal" style:font-weight-complex="normal"/>
    </style:style>
    <style:style style:name="T21" style:family="text">
      <style:text-properties officeooo:rsid="0008c8d3"/>
    </style:style>
    <style:style style:name="T22" style:family="text">
      <style:text-properties officeooo:rsid="000b18f6"/>
    </style:style>
    <style:style style:name="T23" style:family="text">
      <style:text-properties fo:font-variant="normal" fo:text-transform="none" fo:color="#222222" fo:letter-spacing="normal" fo:font-weight="normal" officeooo:rsid="000b18f6" style:font-weight-asian="normal" style:font-weight-complex="normal"/>
    </style:style>
    <style:style style:name="T24" style:family="text">
      <style:text-properties fo:font-variant="normal" fo:text-transform="none" fo:color="#222222" fo:letter-spacing="normal" fo:font-style="normal" fo:font-weight="normal" officeooo:rsid="000b18f6" style:font-weight-asian="normal" style:font-weight-complex="normal"/>
    </style:style>
    <style:style style:name="T25" style:family="text">
      <style:text-properties fo:font-variant="normal" fo:text-transform="none" fo:color="#222222" fo:letter-spacing="normal" fo:font-style="normal" fo:font-weight="normal" officeooo:rsid="000d8025" style:font-weight-asian="normal" style:font-weight-complex="normal"/>
    </style:style>
    <style:style style:name="T26" style:family="text">
      <style:text-properties fo:font-variant="normal" fo:text-transform="none" fo:color="#000000" style:text-position="0% 100%" style:font-name="Times new roman" fo:font-size="12pt" fo:letter-spacing="normal" fo:font-style="normal" fo:font-weight="normal" officeooo:rsid="0011e91f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text-position="0% 100%" style:font-name="Times new roman" fo:font-size="12pt" fo:letter-spacing="normal" fo:font-style="normal" fo:font-weight="normal" officeooo:rsid="0012e653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officeooo:rsid="000f727f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officeooo:rsid="0012e653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officeooo:rsid="0012e653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24292e" style:font-name="Times new roman" fo:font-size="12pt" fo:letter-spacing="normal" fo:font-style="normal" fo:font-weight="normal" officeooo:rsid="0011e91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4292e" style:font-name="Times new roman" fo:font-size="12pt" fo:letter-spacing="normal" fo:font-style="normal" fo:font-weight="normal" officeooo:rsid="0012e653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4292e" style:font-name="Times new roman" fo:font-size="12pt" fo:letter-spacing="normal" fo:font-style="normal" fo:font-weight="bold" officeooo:rsid="0011e91f" style:font-size-asian="12pt" style:font-weight-asian="normal" style:font-size-complex="12pt" style:font-weight-complex="normal"/>
    </style:style>
    <style:style style:name="T34" style:family="text">
      <style:text-properties officeooo:rsid="000f727f"/>
    </style:style>
    <style:style style:name="T35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6" style:family="text">
      <style:text-properties style:font-name="Times New Roman" fo:font-size="12pt" fo:font-weight="bold" officeooo:rsid="0015276e" style:font-size-asian="12pt" style:font-weight-asian="bold" style:font-name-complex="Times New Roman2" style:font-size-complex="12pt"/>
    </style:style>
    <style:style style:name="T37" style:family="text">
      <style:text-properties style:font-name="Times New Roman" fo:font-size="12pt" style:font-size-asian="12pt" style:language-asian="ar" style:country-asian="SA" style:font-size-complex="12pt"/>
    </style:style>
    <style:style style:name="T38" style:family="text">
      <style:text-properties style:font-name="Times New Roman" fo:font-size="12pt" officeooo:rsid="0016401f" style:font-size-asian="12pt" style:language-asian="ar" style:country-asian="SA" style:font-size-complex="12pt"/>
    </style:style>
    <style:style style:name="T39" style:family="text">
      <style:text-properties style:font-name="Times New Roman1" fo:font-weight="bold" style:font-weight-asian="bold" style:font-weight-complex="bold"/>
    </style:style>
    <style:style style:name="T40" style:family="text">
      <style:text-properties style:font-name="Times New Roman1" fo:font-weight="bold" officeooo:rsid="0008c8d3" style:font-weight-asian="bold" style:font-weight-complex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Times new roman" fo:font-size="12pt" fo:font-weight="normal" officeooo:rsid="0011e91f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officeooo:rsid="000f727f" style:font-size-asian="12pt" style:font-weight-asian="normal" style:font-size-complex="12pt" style:font-weight-complex="normal"/>
    </style:style>
    <style:style style:name="gr1" style:family="graphic">
      <style:graphic-properties draw:stroke="solid" svg:stroke-width="0.026cm" svg:stroke-color="#ffffff" draw:stroke-linejoin="miter" draw:fill="solid" draw:fill-color="#ffffff" draw:textarea-vertical-align="top" draw:auto-grow-height="false" fo:min-height="0.915cm" fo:min-width="0.665cm" fo:padding-top="0.125cm" fo:padding-bottom="0.125cm" fo:padding-left="0.25cm" fo:padding-right="0.25cm" fo:wrap-option="wrap" fo:margin-left="0.333cm" fo:margin-right="0.355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ffff" draw:stroke-linejoin="miter" draw:fill="solid" draw:fill-color="#ffffff" draw:textarea-vertical-align="top" draw:auto-grow-height="false" fo:min-height="1.101cm" fo:min-width="1.115cm" fo:padding-top="0.125cm" fo:padding-bottom="0.125cm" fo:padding-left="0.25cm" fo:padding-right="0.25cm" fo:wrap-option="wrap" fo:margin-left="0.333cm" fo:margin-right="0.355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name="Rectangle 5" draw:style-name="gr1" draw:text-style-name="P37" svg:width="1.165cm" svg:height="1.165cm" svg:x="15.547cm" svg:y="-2.07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">IFMS</text:span><text:span text:style-name="T35"> – </text:span><text:span text:style-name="T36">INSTITUTO FEDERAL DO MATO GROSSO DO SUl</text:span><text:span text:style-name="T35"> - CAMPUS </text:span><text:span text:style-name="T36">NAVIRAÍ</text:span></text:p>
      <text:p text:style-name="P27">TÉCNICO INTEGRADO PARA INTERNE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DUBLAGEM DE TEXTOS</text:p>
      <text:p text:style-name="P18"/>
      <text:p text:style-name="P18"/>
      <text:p text:style-name="P18"/>
      <text:p text:style-name="P18"/>
      <text:p text:style-name="P18"/>
      <text:p text:style-name="P28">LEONARDO YUJI FUIGUTI</text:p>
      <text:p text:style-name="P28">PEDRO HENRIQUE FUZÁRIO CUSTÓDIO</text:p>
      <text:p text:style-name="P20"><text:span text:style-name="T35">Orientador: </text:span><text:span text:style-name="T36"><text:tab/>MAXIMILIAN JADERSON DE MELO </text:span></text:p>
      <text:p text:style-name="P18"/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36">NAVIRAÍ</text:span><text:span text:style-name="T35"> – </text:span><text:span text:style-name="T36">MS</text:span></text:p>
      <text:p text:style-name="P19"><draw:custom-shape text:anchor-type="paragraph" draw:z-index="1" draw:name="Rectangle 6" draw:style-name="gr2" draw:text-style-name="P37" svg:width="1.615cm" svg:height="1.35cm" svg:x="15.335cm" svg:y="-2.1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">201</text:span><text:span text:style-name="T36">8</text:span></text:p>
      <text:p text:style-name="P18"><text:soft-page-break/></text:p>
      <text:p text:style-name="P18">SUMÁRIO</text:p>
      <text:p text:style-name="P18"/>
      <text:p text:style-name="P18"/>
      <text:p text:style-name="P21"><text:span text:style-name="T37">1 TEMA E DELIMITAÇÃO<text:tab/>0</text:span><text:span text:style-name="T38">3</text:span></text:p>
      <text:p text:style-name="P22"><text:span text:style-name="T37">2 JUSTIFICATIVA<text:tab/>0</text:span><text:span text:style-name="T38">3</text:span></text:p>
      <text:p text:style-name="P30">3 PROBLEMA DE PESQUISA<text:tab/>04</text:p>
      <text:p text:style-name="P30">4 CONSTRUÇÃO DAS HIPÓTESES<text:tab/>04</text:p>
      <text:p text:style-name="P31">5 OBJETIVOS<text:tab/>04</text:p>
      <text:p text:style-name="P31">5.1 Objetivo geral<text:tab/>04</text:p>
      <text:p text:style-name="P31">5.2 Objetivos específicos<text:tab/>04</text:p>
      <text:p text:style-name="P21"><text:span text:style-name="T37">7 PROCEDIMENTOS METODOLÓGICOS<text:tab/></text:span><text:span text:style-name="T38">04</text:span></text:p>
      <text:p text:style-name="P22"><text:span text:style-name="T37">REFERÊNCIAS<text:tab/></text:span><text:span text:style-name="T38">05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1 <text:span text:style-name="T12">TEMA</text:span> E SUA DELIMITAÇÃO</text:p>
      <text:p text:style-name="P15"/>
      <text:p text:style-name="P15"><text:tab/> Dublagem de textos através de dispositivos computacional.</text:p>
      <text:p text:style-name="P15"/>
      <text:p text:style-name="P15"/>
      <text:p text:style-name="P16">2 <text:span text:style-name="T34">JUSTIFICATIVA</text:span></text:p>
      <text:p text:style-name="P15"/>
      <text:p text:style-name="P23"><text:span text:style-name="T5"><text:tab/>No Brasil existem, segundo dados da IBGE 2010, aproximadamente 6,5 milhões de pessoas com deficiência visual sendo 528.624 pessoa que não tem 100% da visão. Com isso essas pessoas possuem uma </text:span><text:span text:style-name="T6">certa</text:span><text:span text:style-name="T5"> dificuldade em realizar grande parte das atividades cotidianas. Uma delas é a leitura de textos e livros que não tem versão em braile. </text:span></text:p>
      <text:p text:style-name="P23"><text:span text:style-name="T5"><text:tab/>Este é um problema que vem trazendo um grande prejuízo </text:span><text:span text:style-name="T7">dentro de uma</text:span><text:span text:style-name="T5"> instituição acad</text:span><text:span text:style-name="T8">ê</text:span><text:span text:style-name="T5">mica entre outros para pessoa</text:span><text:span text:style-name="T9">s</text:span><text:span text:style-name="T5"> cegas. Durante a realização de uma prova, por exemplo, uma pessoa com deficiência visual precisa</text:span><text:span text:style-name="T7">ria</text:span><text:span text:style-name="T5"> de um auxiliar para </text:span><text:span text:style-name="T7">que ele possa</text:span><text:span text:style-name="T5"> responder </text:span><text:span text:style-name="T7">as</text:span><text:span text:style-name="T5"> questões </text:span><text:span text:style-name="T7">de sua prova</text:span><text:span text:style-name="T5">. Al</text:span><text:span text:style-name="T7">é</text:span><text:span text:style-name="T5">m disso não são grande o número de livros disponíveis em braille (escritas com pontos em relevos).</text:span></text:p>
      <text:p text:style-name="P1"><text:tab/><text:span text:style-name="T10">Já existem projetos que auxiliam pessoas com deficiências, como: o relógio inteligente em Braille, ele utiliza</text:span> imãs e um conjunto de pinos para criar caracteres em braille na sua tela, <text:span text:style-name="T11">a b</text:span>engala sensorial, <text:span text:style-name="T11">o acessório </text:span>detecta o ambiente por meio de sensores que emitem sinais transformados em vibração, <text:span text:style-name="T11">e o bookreader, dispositivo que identifica texto e converte para a fala, tem a mesma estética de uma impressora. </text:span></text:p>
      <text:p text:style-name="P1"><text:tab/> <text:span text:style-name="T1">O projeto propõe apresentar o conteúdo de um objeto que contenha texto, por exemplo um livro, através de um código de identificação de texto e a dublagem deste. Este projeto poderá auxiliar tanto as pessoas que não possuem a visão quanto as pessoas que não possuem uma visão perfeita. O dispositivo pode até substituir o óculos quando tratamos de questão de leitura de texto. Este projeto pode também ajudar pessoas, que não tem deficiência visual, que não tem aptidão à leitura. <text:s/></text:span></text:p>
      <text:p text:style-name="P3"><text:tab/>Esse projeto tem como objetivo <text:span text:style-name="T1">final</text:span> <text:span text:style-name="T1">desenvolver</text:span> um dispositivo <text:span text:style-name="T1">computacional</text:span> que irá identificar e interpretar <text:span text:style-name="T2">um</text:span> texto capitado e pronunciar <text:span text:style-name="T1">este texto selecionado</text:span> para o usuário. Para isso será utilizado uma c<text:span text:style-name="T3">â</text:span>mera, um fone de ouvido e um código para reconhecimento de imagem. <text:span text:style-name="T4">Para isso será necessário a implementação do Opencv (biblioteca) e aprendizagem de processamento de imagens e inteligência artificial. Para o desenvolvimento do projeto será utilizado a linguagem de programação python.</text:span></text:p>
      <text:p text:style-name="P4"/>
      <text:p text:style-name="P4"/>
      <text:p text:style-name="P5"><text:soft-page-break/>3 FORMULAÇÃO DO PROBLEMA</text:p>
      <text:p text:style-name="P2"><text:tab/>Como auxiliar na leitura de uma pessoa com deficiência visual <text:span text:style-name="T22">de forma eficiente usando a tecnologia de visão computacional</text:span>?</text:p>
      <text:p text:style-name="P5">4 HIPÓTESE </text:p>
      <text:p text:style-name="P5"><text:tab/><text:span text:style-name="T19">Não existe ainda um dispositivo computacional que tenha o </text:span><text:span text:style-name="T20">mesm</text:span><text:span text:style-name="T19">o objetivo e finalidade que este projeto.</text:span></text:p>
      <text:p text:style-name="P5">5 OBJETIVOS</text:p>
      <text:p text:style-name="P5">5.1 Objetivo geral</text:p>
      <text:p text:style-name="P10"><text:tab/>Tornar possível a leitura de livros ou arquivos indisponíveis em Braille para pessoas <text:span text:style-name="T21">cegas. </text:span></text:p>
      <text:p text:style-name="P6">5.2 Objetivos específicos</text:p>
      <text:p text:style-name="P6"><text:tab/><text:span text:style-name="T15">reconhecer letras e palavras e pronunciar para aqueles que necessitam da leitura.</text:span></text:p>
      <text:p text:style-name="P11"><text:tab/>Compreender ate que ponto uma pessoa com deficiência visual precisa de auxílio na leitura <text:tab/>de texto.</text:p>
      <text:p text:style-name="P12"><text:tab/><text:span text:style-name="T34"> estapa a serem trabalhodas dentro do projeto são:</text:span></text:p>
      <text:p text:style-name="P33"><text:tab/>pre processamento: remover ruidos da imagem.</text:p>
      <text:p text:style-name="P33"><text:tab/>processamento de imagem: preparar a imagem para realizar a segmentação.</text:p>
      <text:p text:style-name="P33"><text:tab/>Segmentação e rotulação: Separar objetos contidos dentro de uma imagem. </text:p>
      <text:p text:style-name="P12"><text:span text:style-name="T34"><text:tab/>inteligência artificial: Utilizar de algoritimos para identificar qual letra o objeto representa . <text:tab/>sintetização de voz: Algoritimo para reprodução de palavras identificadas durante a etapa de </text:span><text:span text:style-name="T39">6 </text:span><text:span text:style-name="T40">PROCEDIMENTOS METODOLÓGICOS</text:span></text:p>
      <text:p text:style-name="P7"><text:tab/><text:span text:style-name="T14">O projeto será desenvolvido na linguagem de programação python. Como o projeto desenvolve com a parte visual do computador, será utilizado uma biblioteca chamada opencv. </text:span><text:span text:style-name="T24">OpenCV é </text:span><text:span text:style-name="T25">basicamente uma biblioteca</text:span><text:span text:style-name="T24"> </text:span><text:span text:style-name="T25">com</text:span><text:span text:style-name="T24"> código aberto para a visão computacional, processamento de imagem e aprendizagem de máquina.</text:span><text:span text:style-name="T14"> </text:span></text:p>
      <text:p text:style-name="P9"><text:span text:style-name="T14"><text:tab/>D</text:span><text:span text:style-name="T13">entre as tecnicas existentes para desenvolver o projeto estão filtragem espacial (media, mediana, gaussiana), binarização (limiar, </text:span><text:span text:style-name="T41">Otsu</text:span><text:span text:style-name="T13">), segmentação (</text:span><text:span text:style-name="T41">sobelx, sobely, sobelxy, canny</text:span><text:span text:style-name="T13">, laplaciano) e rotulação( </text:span><text:span text:style-name="T41">floodfill</text:span><text:span text:style-name="T13">). </text:span></text:p>
      <text:p text:style-name="P34"><text:tab/>A partir destas ferramentas, serão selecionados as que obtiverem um resultado melhor na hora da aplicação.</text:p>
      <text:p text:style-name="P9"><text:soft-page-break/><text:span text:style-name="T16"><text:tab/> </text:span><text:span text:style-name="T13"><text:s/></text:span><text:span text:style-name="T16"><text:s/>que será usada na aplicação do projeto é o tesseract. Esta é </text:span><text:span text:style-name="T17">um pacote que contem engenharia OCR, reconhecimento de caract</text:span><text:span text:style-name="T18">e</text:span><text:span text:style-name="T17">r</text:span><text:span text:style-name="T18">e</text:span><text:span text:style-name="T17">s, </text:span><text:span text:style-name="T18">podendo reconhecer caracters de mais de 100 idiomas. <text:s/></text:span><text:span text:style-name="T17"><text:s/></text:span></text:p>
      <text:p text:style-name="P8">REREFENCIAS</text:p>
      <text:p text:style-name="P13"><text:span text:style-name="T26">RELÓGIO INTELIGENTE EM BRAILLE PERMITE QUE CEGOS LEIAM MENSAGENS NO PULS</text:span><text:span text:style-name="T27">O. </text:span><text:span text:style-name="T30">O GLOBO. Disponivel em: </text:span><text:span text:style-name="T42">&lt;</text:span><text:span text:style-name="T43">https://oglobo.globo.com/sociedade/tecnologia/relogio-inteligente-em-braille-permite-que-cegos-leiam-mensagens-no-pulso-17076503</text:span><text:span text:style-name="T42">&gt;. Acessado em: 10 abril 2018.</text:span></text:p>
      <text:p text:style-name="P14"><text:span text:style-name="T28">BENGALA SENSORIAL AJUDA NA LOCOMOÇÃO DE CEGOS. </text:span><text:span text:style-name="T29">PERNAMBUCO. Disponivel em: </text:span><text:span text:style-name="T42">&lt;</text:span><text:span text:style-name="T43">http://www.diariodepernambuco.com.br/app/noticia/tecnologia/2016/02/03/interna_tecnologia,625301/bengala-sensorial-ajuda-na-locomocao-de-cegos.shtml</text:span><text:span text:style-name="T42">&gt;. Acessado em: 10 abril 2018.</text:span></text:p>
      <text:h text:style-name="P35" text:outline-level="1"><text:bookmark text:name="page-title"/>NOVO EQUIPAMENTO, LER EM VOZ ALTA PARA CEGOS.</text:h>
      <text:h text:style-name="P24" text:outline-level="1"><text:span text:style-name="T29">LERPARAVER. Disponivel em: </text:span><text:span text:style-name="T42">&lt;</text:span><text:span text:style-name="T43">http://www.lerparaver.com/lpv/novo-equipamento-ler-voz-alta-cegos</text:span><text:span text:style-name="T42">&gt;. Acessado em: 10 abril 2018.</text:span></text:h>
      <text:h text:style-name="P25" text:outline-level="1"><text:span text:style-name="T31">TESSERACT OCR</text:span><text:span text:style-name="T33"> . </text:span><text:span text:style-name="T32">GITHUB. Disponivel em: </text:span><text:span text:style-name="T42">&lt;https://github.com/tesseract-ocr/tesseract/blob/master/README.md&gt;. Acessado em: 10 abril 2018.</text:span></text:h>
      <text:h text:style-name="P36" text:outline-level="1">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Times New Roman1" svg:font-family="'Times New Roman'"/>
    <style:font-face style:name="Verdana" svg:font-family="Verdana, Helvetica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47:51.550000000</meta:creation-date>
    <dc:date>2018-04-10T16:26:11.801575407</dc:date>
    <meta:editing-duration>PT40M46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5" meta:paragraph-count="52" meta:word-count="759" meta:character-count="5356" meta:non-whitespace-character-count="4603"/>
  </office:meta>
</office:document-meta>
</file>